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margin-left="0.9807in" fo:margin-right="0in" fo:text-indent="-0.6in" style:auto-text-indent="false"/>
    </style:style>
    <style:style style:name="P2" style:family="paragraph" style:parent-style-name="Heading">
      <style:text-properties fo:font-weight="bold" style:font-weight-asian="bold" style:font-weight-complex="bold"/>
    </style:style>
    <style:style style:name="P3" style:family="paragraph" style:parent-style-name="Text_20_body">
      <style:text-properties fo:font-size="14pt" style:font-size-asian="14pt" style:font-size-complex="14pt"/>
    </style:style>
    <style:style style:name="P4" style:family="paragraph" style:parent-style-name="Text_20_body">
      <style:text-properties fo:font-size="10pt" style:font-size-asian="10pt" style:font-size-complex="10pt"/>
    </style:style>
    <style:style style:name="P5" style:family="paragraph" style:parent-style-name="Text_20_body">
      <style:text-properties fo:color="#0000ff" fo:font-size="10pt" style:font-size-asian="10pt" style:font-size-complex="10pt"/>
    </style:style>
    <style:style style:name="P6" style:family="paragraph" style:parent-style-name="Text_20_body">
      <style:text-properties fo:color="#0000ff" fo:font-size="12pt" style:font-size-asian="12pt" style:font-size-complex="12pt"/>
    </style:style>
    <style:style style:name="P7" style:family="paragraph" style:parent-style-name="Text_20_body">
      <style:text-properties fo:color="#ff0000" fo:font-size="10pt" style:font-size-asian="10pt" style:font-size-complex="10pt"/>
    </style:style>
    <style:style style:name="P8" style:family="paragraph" style:parent-style-name="Text_20_body">
      <style:text-properties fo:color="#800080" fo:font-size="10pt" style:font-size-asian="10pt" style:font-size-complex="10pt"/>
    </style:style>
    <style:style style:name="P9" style:family="paragraph" style:parent-style-name="Text_20_body">
      <style:text-properties fo:color="#00ffff" fo:font-size="10pt" style:font-size-asian="10pt" style:font-size-complex="10pt"/>
    </style:style>
    <style:style style:name="P10" style:family="paragraph" style:parent-style-name="Text_20_body">
      <style:text-properties fo:color="#00ff00" fo:font-size="10pt" style:font-size-asian="10pt" style:font-size-complex="10pt"/>
    </style:style>
    <style:style style:name="P11" style:family="paragraph" style:parent-style-name="Heading_20_4">
      <style:paragraph-properties fo:margin-left="0.9807in" fo:margin-right="0in" fo:text-indent="-0.6in" style:auto-text-indent="false"/>
    </style:style>
    <style:style style:name="P12" style:family="paragraph" style:parent-style-name="Heading_20_1">
      <style:paragraph-properties fo:break-before="page"/>
    </style:style>
    <style:style style:name="T1" style:family="text">
      <style:text-properties fo:font-size="10pt" style:font-size-asian="10pt" style:font-size-complex="10pt"/>
    </style:style>
    <style:style style:name="T2" style:family="text">
      <style:text-properties fo:color="#ff0000"/>
    </style:style>
    <style:style style:name="T3" style:family="text">
      <style:text-properties fo:color="#0000ff" fo:font-size="10pt" style:font-size-asian="10pt" style:font-size-complex="10pt"/>
    </style:style>
    <style:style style:name="T4" style:family="text">
      <style:text-properties fo:color="#800080"/>
    </style:style>
    <style:style style:name="T5" style:family="text">
      <style:text-properties fo:color="#800080" fo:font-size="10pt" style:font-size-asian="10pt"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U3ToVic2</text:p>
      <text:p text:style-name="Heading">Software Requirement Specification</text:p>
      <text:p text:style-name="Text_20_body"/>
      <text:h text:style-name="P12" text:outline-level="1">Introduction</text:h>
      <text:h text:style-name="Heading_20_3" text:outline-level="3">Purpose</text:h>
      <text:p text:style-name="Text_20_body">This is the software specification for the EU3ToVic2 converter tool, which converts an Europa Universalis: Heir to the Throne save game into a Victoria 2 save game.</text:p>
      <text:h text:style-name="Heading_20_3" text:outline-level="3">Document Conventions</text:h>
      <text:p text:style-name="Text_20_body">None so far.</text:p>
      <text:h text:style-name="Heading_20_3" text:outline-level="3">Intended Audience</text:h>
      <text:p text:style-name="Text_20_body">The developers on the EU3ToVic2 project need to be able to effectively agree upon the software requirements. The programmers need to know exactly what to implement, and the other developers need to be able to effectively communicate their requirements to the programmers. Hence this SRS is written to solve the current problems in this area.</text:p>
      <text:h text:style-name="Heading_20_3" text:outline-level="3">Project Scope</text:h>
      <text:p text:style-name="Text_20_body">The EU3ToVic2 project is an open source community project, meaning that multiple programmers and developers will participate. It is important that developers can cooperate towards common goals to satisfy the community need for a converter.</text:p>
      <text:p text:style-name="Text_20_body"/>
      <text:h text:style-name="P12" text:outline-level="1">Overall Description</text:h>
      <text:h text:style-name="Heading_20_3" text:outline-level="3">Product Perspective</text:h>
      <text:p text:style-name="Text_20_body">EU3ToVic2 is similar to the Europa Universalis III to Victoria I converter tool, and derives from a <text:s/>tradition of community written converter tools starting with the Europa Universalis II to Victoria I converter tool EU2Vic. Hence, many concepts are developed from these preceding tools.</text:p>
      <text:h text:style-name="Heading_20_3" text:outline-level="3">Product Features</text:h>
      <text:p text:style-name="Text_20_body">When a user saves the game in Europa Universalis III, and save file with the .eu3 extension is created in the save game directory of the EU3 installation. The user can then in the EU3ToVic2 converter application select to convert the .eu3 file, which in turn creates a Victoria 2 save file with the .v2 extension. This output file can be played by placing it in the save game directory of a special EU3ToVic2 mod of Victoria 2.</text:p>
      <text:h text:style-name="Heading_20_3" text:outline-level="3">User Classes and Characteristics</text:h>
      <text:p text:style-name="Text_20_body">A typical user of EU3ToVic2 is not presumed to be skilled in computers, and hence this shall be considered in the user interface design.</text:p>
      <text:h text:style-name="Heading_20_3" text:outline-level="3">Operating Environment</text:h>
      <text:p text:style-name="Text_20_body">EU3ToVic2 shall be usable on the Windows XP, Windows Vista and Windows 7 operating systems, both the 32 bit and 64 bit versions.</text:p>
      <text:h text:style-name="Heading_20_3" text:outline-level="3">Design and Implementation Constraints</text:h>
      <text:p text:style-name="Text_20_body">The EU3ToVic2 software shall be written in C++ or Java. TODO: Decide.</text:p>
      <text:h text:style-name="Heading_20_3" text:outline-level="3">User Documentation</text:h>
      <text:p text:style-name="Text_20_body">Code shall be documented in source, by e.g. Oxygen or Javadoc depending on the language. A user manual shall be kept up to date on Internet "Wikis" related to Victoria 2.</text:p>
      <text:h text:style-name="Heading_20_3" text:outline-level="3">Assumptions and Dependencies</text:h>
      <text:p text:style-name="Text_20_body">It is assumed that Paradox will not write a save game converter themselves. If they do, a re-evaluation of the necessity of this project shall be required.</text:p>
      <text:p text:style-name="Text_20_body">It is known that Europa Universalis III will have another expansion called Divine Wind, which is at time of writing in finished. As stated, we shall add compability for Divine Wind, and the save format of Divine Wind is assumed not to be too different from other Europa Universalis III versions.</text:p>
      <text:p text:style-name="Text_20_body">No expansion for Victoria 2 is known at time of writing. No support for a potential expansion is planned at the moment; in that case this document must be revised.</text:p>
      <text:p text:style-name="Text_20_body"/>
      <text:h text:style-name="P12" text:outline-level="1">System Features</text:h>
      <text:h text:style-name="Heading_20_3" text:outline-level="3">Province Ownership Conversion</text:h>
      <text:h text:style-name="P11" text:outline-level="4">Description and Priority</text:h>
      <text:p text:style-name="P1">Ownership of provinces in EU3 shall be converted into ownership of approximately the same geographical regions in Vic2. With ownership it is meant both the province owner (legal owner) as well as the province controller (who is in military control of the province).</text:p>
      <text:p text:style-name="P1">This feature is the most important feature of the application.</text:p>
      <text:h text:style-name="P11" text:outline-level="4">Input/Output Examples</text:h>
      <text:p text:style-name="P1">Ownership of EU3 province A gives ownership of Vic2 province X. One-to-one mapping implied.</text:p>
      <text:p text:style-name="P1">Ownership of EU3 provinces A and B give ownership of Vic2 province X. Many-to-one mapping implied.</text:p>
      <text:p text:style-name="P1">Ownership of EU3 province A gives ownership of Vic2 provinces X and Y. One-to-many mapping implied.</text:p>
      <text:h text:style-name="P11" text:outline-level="4">Functional Requirements</text:h>
      <text:p text:style-name="P1">REQ-1: TBD</text:p>
      <text:p text:style-name="Text_20_body"/>
      <text:h text:style-name="P12" text:outline-level="1">Conversion Details</text:h>
      <text:p text:style-name="P3">Global Details</text:p>
      <text:p text:style-name="P5">date – not used</text:p>
      <text:p text:style-name="P7">player – not yet discussed</text:p>
      <text:p text:style-name="P7">global flags – not yet discussed</text:p>
      <text:p text:style-name="P7"><text:tab/>list possible ones here – not yet discussed</text:p>
      <text:p text:style-name="P7">gameplay options – not yet discussed</text:p>
      <text:p text:style-name="P7"><text:tab/>list the possible options here – not yet discussed</text:p>
      <text:p text:style-name="P7">Rebel factions – not yet discussed</text:p>
      <text:p text:style-name="P7"><text:tab/>type – not yet discussed</text:p>
      <text:p text:style-name="P7"><text:tab/>name – not yet discussed</text:p>
      <text:p text:style-name="P7"><text:tab/>heretic – not yet discussed</text:p>
      <text:p text:style-name="P7"><text:tab/>country – not yet discussed</text:p>
      <text:p text:style-name="P7"><text:tab/>independence – not yet discussed</text:p>
      <text:p text:style-name="P7"><text:tab/>culture – not yet discussed</text:p>
      <text:p text:style-name="P7"><text:tab/>religion – not yet discussed</text:p>
      <text:p text:style-name="P7"><text:tab/>government – not yet discussed</text:p>
      <text:p text:style-name="P7"><text:tab/>province – not yet discussed</text:p>
      <text:p text:style-name="P7"><text:tab/>leader – not yet discussed</text:p>
      <text:p text:style-name="P7"><text:tab/>army – not yet discussed</text:p>
      <text:p text:style-name="P7">emperor – not yet discussed</text:p>
      <text:p text:style-name="P7">imperial_influence – not yet discussed</text:p>
      <text:p text:style-name="P7">internal_hre_cb – not yet discussed</text:p>
      <text:p text:style-name="P7">old_emperor – not yet discussed</text:p>
      <text:p text:style-name="P7"><text:tab/>id – not yet discussed</text:p>
      <text:p text:style-name="P7"><text:tab/>country – not yet discussed</text:p>
      <text:p text:style-name="P7"><text:tab/>date – not yet discussed</text:p>
      <text:p text:style-name="P7">Imperial reforms – not yet discussed</text:p>
      <text:p text:style-name="P7">defenders of the faith – not yet discussed</text:p>
      <text:p text:style-name="P7">papacy active – not yet discussed</text:p>
      <text:p text:style-name="P7">papal controller – not yet discussed</text:p>
      <text:p text:style-name="P7">cardinals – not yet discussed</text:p>
      <text:p text:style-name="P7"><text:tab/>location – not yet discussed</text:p>
      <text:p text:style-name="P7"><text:tab/>controller – not yet discussed</text:p>
      <text:p text:style-name="P7">crusade – not yet discussed</text:p>
      <text:p text:style-name="P7">last excommunication – not yet discussed</text:p>
      <text:p text:style-name="P7">centers of trade – not yet discussed</text:p>
      <text:p text:style-name="P7"><text:tab/>location – not yet discussed</text:p>
      <text:p text:style-name="P7"><text:tab/>stagnation – not yet discussed</text:p>
      <text:p text:style-name="P7"><text:tab/>value – not yet discussed</text:p>
      <text:p text:style-name="P7"><text:soft-page-break/><text:tab/>level – not yet discussed</text:p>
      <text:p text:style-name="P7"><text:tab/>individual country levels – not yet discussed</text:p>
      <text:p text:style-name="P4"/>
      <text:p text:style-name="P3">Land Provinces</text:p>
      <text:p text:style-name="P6">EU3 provinces are mapped to specific V2 provinces. In most case there is a one to one correspondence. In rare case, one EU3 province maps to many V2 provinces, or many EU3 provinces map to many V2 provinces. The mapping is set in an external configuration file.</text:p>
      <text:p text:style-name="P7">flags – not yet discussed</text:p>
      <text:p text:style-name="P7"><text:tab/>list possible flags here – not yet discussed</text:p>
      <text:p text:style-name="P7">variables – not yet discussed</text:p>
      <text:p text:style-name="P7"><text:tab/>list possible variables here – not yet discussed</text:p>
      <text:p text:style-name="P5">name – not used</text:p>
      <text:p text:style-name="Text_20_body"><text:span text:style-name="T5">owner –</text:span><text:span text:style-name="T1"> <text:tab/></text:span><text:span text:style-name="T3">Determines the owner of the corresponding V2 province. In the cases of one eu3 province -&gt; one V2 province <text:tab/>or one eu3 province -&gt; many v2 province, this will be direct.</text:span><text:span text:style-name="T5"> In the case of many eu3 provinces -&gt; one V2 <text:tab/>provinces, use the follwing algorithm:</text:span></text:p>
      <text:p text:style-name="P8"><text:tab/><text:tab/>a) The nation with the most provinces will gain control of the V2 province.<text:line-break/><text:tab/><text:tab/>b) If provinces are equal, the nation with the most cores will gain control of the V2 province.<text:line-break/><text:tab/><text:tab/>c) If cores are equal, the nation with the greatest population in the component provinces will gain the <text:tab/><text:tab/><text:tab/>V2 province. </text:p>
      <text:p text:style-name="P4"><text:span text:style-name="T2">Controller -</text:span> <text:span text:style-name="T4">Determines the controller of the corresponding V2 province. In the cases of one eu3 province -&gt; one V2 <text:tab/>province or one eu3 province -&gt; many v2 province, this will be direct. </text:span><text:span text:style-name="T2">The case of many eu3 provinces -&gt; <text:tab/>one V2 provinces has not been discussed.</text:span></text:p>
      <text:p text:style-name="P8">core – <text:tab/>Determines who has cores on the corresponding V2 province. In the cases of one eu3 province -&gt; one V2 <text:tab/>province or one eu3 province -&gt; many v2 province, this will be direct. In the case of many eu3 <text:tab/>provinces -&gt; <text:tab/>one V2 provinces, use the follwing algorithm for nations that might dispute the province:<text:tab/><text:tab/><text:tab/><text:tab/>Cores should be determined after the ownership of the V2 province has been determined.<text:line-break/><text:tab/><text:tab/>a) If the "losing" nation had a core on a "gaining" nations component province, the loosing nation get's <text:tab/><text:tab/>a core on the V2 province.<text:line-break/><text:tab/><text:tab/>b) If the "winning" nation had a core on any of the component provinces, then that nation gains a core <text:tab/><text:tab/>on the V2 province.<text:line-break/><text:tab/><text:tab/>c) Otherwise, the nations do not get any cores. </text:p>
      <text:p text:style-name="P8">Culture – determines the culture of the lower and middle class pops in the province</text:p>
      <text:p text:style-name="P8">religion – determines the religion of the lower and middle class pops in the province</text:p>
      <text:p text:style-name="P5">capital – not used</text:p>
      <text:p text:style-name="P7">citysize – used in determining the number of pops. See the pop conversion details in the v2 section</text:p>
      <text:p text:style-name="P5">garrison – not used</text:p>
      <text:p text:style-name="P7">base_tax – possibly used in determining the number of pops. See the pop conversion details in the v2 section</text:p>
      <text:p text:style-name="P7">manpower – possibly used in determining the composition of pops. See the pop conversion details in the v2 section</text:p>
      <text:p text:style-name="P5">trade_goods – not used</text:p>
      <text:p text:style-name="P7">temple (httt specific) – not yet discussed</text:p>
      <text:p text:style-name="P7">workshop (httt specific) – not yet discussed</text:p>
      <text:p text:style-name="P7">regimental_camp (httt specific) – not yet discussed</text:p>
      <text:p text:style-name="P7">shipyard (httt specific) – not yet discussed</text:p>
      <text:p text:style-name="P7">constable (httt specific) – not yet discussed</text:p>
      <text:p text:style-name="P7">courthouse (httt specific) – not yet discussed</text:p>
      <text:p text:style-name="P7">marketplace (httt specific) – not yet discussed</text:p>
      <text:p text:style-name="P7">tax_assessor (httt specific) – not yet discussed</text:p>
      <text:p text:style-name="P7"><text:soft-page-break/>war_college (httt specific) – not yet discussed</text:p>
      <text:p text:style-name="P7">customs_house (httt specific) – not yet discussed</text:p>
      <text:p text:style-name="P7">university (httt specific) – not yet discussed</text:p>
      <text:p text:style-name="P7">fort1 (httt specific) – not yet discussed</text:p>
      <text:p text:style-name="P7">fort2 (httt specific) – not yet discussed</text:p>
      <text:p text:style-name="P7">fort3 (httt specific) – not yet discussed</text:p>
      <text:p text:style-name="P7">fort4 (httt specific) – not yet discussed</text:p>
      <text:p text:style-name="P7">fort5 (httt specific) – not yet discussed</text:p>
      <text:p text:style-name="P7">fort6 (httt specific) – not yet discussed</text:p>
      <text:p text:style-name="P7">history – possibly used in determining other details, not yet discussed.</text:p>
      <text:p text:style-name="P7">Patrol – not yet discussed</text:p>
      <text:p text:style-name="P5">discovery_dates – not used</text:p>
      <text:p text:style-name="P5">discovery_religion_dates – not used</text:p>
      <text:p text:style-name="P5">discovered_by – not used</text:p>
      <text:p text:style-name="P7">winter – not yet discussed</text:p>
      <text:p text:style-name="P7">modifier – not yet discussed</text:p>
      <text:p text:style-name="P7"><text:tab/>list possible modifiers here – not yet discussed</text:p>
      <text:p text:style-name="P3"/>
      <text:p text:style-name="P3">Country Details</text:p>
      <text:p text:style-name="P4">Tag – converted to the equivalent V2 tag. This is according to the following method:</text:p>
      <text:p text:style-name="P4"><text:tab/>I'm too lazy to write it out right now. Ugh.</text:p>
      <text:p text:style-name="P7">human – not used</text:p>
      <text:p text:style-name="P7">history – not discussed yet (but probably not used)</text:p>
      <text:p text:style-name="P5"><text:s/><text:tab/>Initial settings – not used</text:p>
      <text:p text:style-name="P5"><text:tab/><text:tab/>government – not used</text:p>
      <text:p text:style-name="P5"><text:tab/><text:tab/>aristocracy_plutocracy – not used</text:p>
      <text:p text:style-name="P5"><text:s/><text:tab/><text:tab/>centralization_decentralization – not used</text:p>
      <text:p text:style-name="P5"><text:tab/><text:tab/>innovative_narrowminded – not used</text:p>
      <text:p text:style-name="P5"><text:tab/><text:tab/>mercantilism_freetrade – not used</text:p>
      <text:p text:style-name="P5"><text:tab/><text:tab/>offensive_defensive – not used</text:p>
      <text:p text:style-name="P5"><text:tab/><text:tab/>land_naval – not used</text:p>
      <text:p text:style-name="P5"><text:tab/><text:tab/>quality_quantity – not used</text:p>
      <text:p text:style-name="P5"><text:tab/><text:tab/>serfdom_freesubjects – not used</text:p>
      <text:p text:style-name="P5"><text:tab/><text:tab/>primary_culture – not used</text:p>
      <text:p text:style-name="P5"><text:tab/><text:tab/>add_accepted_culture – not used</text:p>
      <text:p text:style-name="P5"><text:tab/><text:tab/>religion – not used</text:p>
      <text:p text:style-name="P5"><text:tab/><text:tab/>technology_group – not used</text:p>
      <text:p text:style-name="P5"><text:tab/><text:tab/>capital – not used</text:p>
      <text:p text:style-name="P5"><text:tab/>Setting changes – not used</text:p>
      <text:p text:style-name="P5"><text:tab/><text:tab/>New rulers – not used</text:p>
      <text:p text:style-name="P5"><text:tab/><text:tab/><text:tab/>name – not used</text:p>
      <text:p text:style-name="P5"><text:soft-page-break/><text:tab/><text:tab/><text:tab/>DIP – not used</text:p>
      <text:p text:style-name="P5"><text:tab/><text:tab/><text:tab/>ADM – not used</text:p>
      <text:p text:style-name="P5"><text:tab/><text:tab/><text:tab/>MIL – not used</text:p>
      <text:p text:style-name="P5"><text:tab/><text:tab/><text:tab/>dynasty – not used</text:p>
      <text:p text:style-name="P5"><text:tab/><text:tab/>New Heir – not used</text:p>
      <text:p text:style-name="P5"><text:tab/><text:tab/><text:tab/>name – not used</text:p>
      <text:p text:style-name="P5"><text:tab/><text:tab/><text:tab/>DIP – not used</text:p>
      <text:p text:style-name="P5"><text:tab/><text:tab/><text:tab/>ADM – not used</text:p>
      <text:p text:style-name="P5"><text:tab/><text:tab/><text:tab/>MIL – not used</text:p>
      <text:p text:style-name="P5"><text:tab/><text:tab/><text:tab/>dynasty – not used</text:p>
      <text:p text:style-name="P5"><text:tab/><text:tab/><text:tab/>birth date – not used</text:p>
      <text:p text:style-name="P5"><text:tab/><text:tab/><text:tab/>death date – not used</text:p>
      <text:p text:style-name="P5"><text:tab/><text:tab/><text:tab/>claim – not used</text:p>
      <text:p text:style-name="P5"><text:tab/><text:tab/><text:tab/>monarch name – not used</text:p>
      <text:p text:style-name="P5"><text:tab/><text:tab/>Tech levels – not used</text:p>
      <text:p text:style-name="P5"><text:tab/><text:tab/><text:tab/>land tech – not used</text:p>
      <text:p text:style-name="P5"><text:tab/><text:tab/><text:tab/>naval tech – not used</text:p>
      <text:p text:style-name="P5"><text:tab/><text:tab/><text:tab/>trade tech – not used</text:p>
      <text:p text:style-name="P5"><text:tab/><text:tab/><text:tab/>production tech – not used</text:p>
      <text:p text:style-name="P5"><text:tab/><text:tab/><text:tab/>governemtn tech – not used</text:p>
      <text:p text:style-name="P5"><text:tab/><text:tab/>New leader – not used</text:p>
      <text:p text:style-name="P5"><text:tab/><text:tab/><text:tab/>name – not used</text:p>
      <text:p text:style-name="P5"><text:tab/><text:tab/><text:tab/>type – not used</text:p>
      <text:p text:style-name="P5"><text:tab/><text:tab/><text:tab/><text:tab/>general – not used</text:p>
      <text:p text:style-name="P5"><text:tab/><text:tab/><text:tab/>manuver – not used</text:p>
      <text:p text:style-name="P5"><text:tab/><text:tab/><text:tab/>fire – not used</text:p>
      <text:p text:style-name="P5"><text:tab/><text:tab/><text:tab/>shock – not used</text:p>
      <text:p text:style-name="P5"><text:tab/><text:tab/><text:tab/>seige – not used</text:p>
      <text:p text:style-name="P5"><text:tab/><text:tab/><text:tab/>activation date – not used</text:p>
      <text:p text:style-name="P5"><text:tab/><text:tab/><text:tab/>dynasty – not used</text:p>
      <text:p text:style-name="P5"><text:tab/><text:tab/><text:tab/>birth date – not used</text:p>
      <text:p text:style-name="P5"><text:tab/><text:tab/>decision – not used</text:p>
      <text:p text:style-name="P5"><text:tab/><text:tab/>slider change – not used</text:p>
      <text:p text:style-name="P5"><text:tab/><text:tab/>goverment change – not used</text:p>
      <text:p text:style-name="P5"><text:tab/><text:tab/>religion change – not used</text:p>
      <text:p text:style-name="P5"><text:tab/><text:tab/>culture change – not used</text:p>
      <text:p text:style-name="P5"><text:tab/><text:tab/>tag change – not used</text:p>
      <text:p text:style-name="P5"><text:tab/><text:tab/>capital change – not used</text:p>
      <text:p text:style-name="P7">flags – not discussed yet</text:p>
      <text:p text:style-name="P7">variables – not discussed yet</text:p>
      <text:p text:style-name="P10">capital – set to the corresponding V2 province</text:p>
      <text:p text:style-name="P7"><text:soft-page-break/>national_focus – not discussed yet</text:p>
      <text:p text:style-name="P7">last_focus_move – not discussed yet</text:p>
      <text:p text:style-name="P8">primary_culture – converted to the equivalent V2 culture, upper class pops will have this culture</text:p>
      <text:p text:style-name="P8">religion – converted to the equivalent V2 religion, upper class pops will have this religion</text:p>
      <text:p text:style-name="P8">technology_group – determines if the V2 nation is civilized or uncivilized. </text:p>
      <text:p text:style-name="P8"><text:tab/><text:tab/><text:tab/>Civilized: Western and oriental tech groups</text:p>
      <text:p text:style-name="P8"><text:tab/><text:tab/><text:tab/>Uncivilized: All other tech groups</text:p>
      <text:p text:style-name="P7">unit_type – not discussed yet</text:p>
      <text:p text:style-name="P9">technology (both level and invesetment towards the next level) – used to determine how many techs are assigned to the <text:tab/><text:tab/><text:tab/><text:tab/><text:tab/><text:tab/><text:tab/>V2 nations in each category. Under discussion.</text:p>
      <text:p text:style-name="P7">last_election - <text:s/>– not discussed yet</text:p>
      <text:p text:style-name="P7">auto_send_merchants – not discussed yet</text:p>
      <text:p text:style-name="P7">prestige – not discussed yet</text:p>
      <text:p text:style-name="P7">stability – not discussed yet</text:p>
      <text:p text:style-name="P7">stability_investment – not discussed yet</text:p>
      <text:p text:style-name="P7">treasury – not discussed yet</text:p>
      <text:p text:style-name="P7">current_income – not discussed yet</text:p>
      <text:p text:style-name="P7">estimated_monthly_income – not discussed yet</text:p>
      <text:p text:style-name="P7">inflation – not discussed yet</text:p>
      <text:p text:style-name="P7">last_bankrupt – not discussed yet</text:p>
      <text:p text:style-name="P7">wartax – not discussed yet</text:p>
      <text:p text:style-name="P7">war_exhaustion – not discussed yet</text:p>
      <text:p text:style-name="P7">land_maintenance – not discussed yet</text:p>
      <text:p text:style-name="P7">naval_maintenance – not discussed yet</text:p>
      <text:p text:style-name="P7">colonial_maintenance – not discussed yet</text:p>
      <text:p text:style-name="P7">missionary_maintenance – not discussed yet</text:p>
      <text:p text:style-name="P7">army_tradition – not discussed yet</text:p>
      <text:p text:style-name="P7">navy_tradition – not discussed yet</text:p>
      <text:p text:style-name="P7">cultural_tradition – not discussed yet</text:p>
      <text:p text:style-name="P7">distribution – not discussed yet</text:p>
      <text:p text:style-name="P7">ledger – not discussed yet</text:p>
      <text:p text:style-name="P7"><text:tab/>income – not discussed yet</text:p>
      <text:p text:style-name="P7"><text:tab/>expense – not discussed yet</text:p>
      <text:p text:style-name="P7"><text:tab/>thismonthincome – not discussed yet</text:p>
      <text:p text:style-name="P7"><text:tab/>thismonthexpense – not discussed yet</text:p>
      <text:p text:style-name="P7"><text:tab/>lastmonthincometable – not discussed yet</text:p>
      <text:p text:style-name="P7"><text:tab/>lastmonthexpensetable – not discussed yet</text:p>
      <text:p text:style-name="P7"><text:tab/>lastyearincome – not discussed yet</text:p>
      <text:p text:style-name="P7"><text:tab/>lastyearexpense – not discussed yet</text:p>
      <text:p text:style-name="P7"><text:tab/>lastmonthincome – not discussed yet</text:p>
      <text:p text:style-name="P7"><text:tab/>lastmonthexpense – not discussed yet</text:p>
      <text:p text:style-name="P7">cancelled_loans – not discussed yet</text:p>
      <text:p text:style-name="P7"><text:soft-page-break/>loan_size – not discussed yet</text:p>
      <text:p text:style-name="P7">badboy – not discussed yet</text:p>
      <text:p text:style-name="P7">national ideas – not discussed yet</text:p>
      <text:p text:style-name="P7">advisors – not discussed yet</text:p>
      <text:p text:style-name="P7"><text:tab/>id – not discussed yet</text:p>
      <text:p text:style-name="P7"><text:tab/>type (might just refer to the advisor type in general) – not discussed yet</text:p>
      <text:p text:style-name="P7">government – not discussed yet</text:p>
      <text:p text:style-name="P7">colonists – not discussed yet</text:p>
      <text:p text:style-name="P7">merchants – not discussed yet</text:p>
      <text:p text:style-name="P7">missionaries – not discussed yet</text:p>
      <text:p text:style-name="P7">spies – not discussed yet</text:p>
      <text:p text:style-name="P7">diplomats – not discussed yet</text:p>
      <text:p text:style-name="P7">officials – not discussed yet</text:p>
      <text:p text:style-name="P7">last_policy_change – not discussed yet</text:p>
      <text:p text:style-name="P7">centralization_decentralization – not discussed yet</text:p>
      <text:p text:style-name="P7">aristocracy_plutocracy – not discussed yet</text:p>
      <text:p text:style-name="P7">serfdom_freesubjects – not discussed yet</text:p>
      <text:p text:style-name="P7">innovative_narrowminded – not discussed yet</text:p>
      <text:p text:style-name="P7">mercantilism_freetrade – not discussed yet</text:p>
      <text:p text:style-name="P7">offensive_defensive – not discussed yet</text:p>
      <text:p text:style-name="P7">land_naval – not discussed yet</text:p>
      <text:p text:style-name="P7">quality_quantity – not discussed yet</text:p>
      <text:p text:style-name="P7">modifiers – not discussed yet</text:p>
      <text:p text:style-name="P7"><text:tab/>type – not discussed yet</text:p>
      <text:p text:style-name="P7"><text:tab/>date <text:s/>– not discussed yet</text:p>
      <text:p text:style-name="P7">manpower – not discussed yet</text:p>
      <text:p text:style-name="P7">infantry – not discussed yet</text:p>
      <text:p text:style-name="P7">cavalry – not discussed yet</text:p>
      <text:p text:style-name="P7">artillery – not discussed yet</text:p>
      <text:p text:style-name="P7">big_ship – not discussed yet</text:p>
      <text:p text:style-name="P7">light_ship – not discussed yet</text:p>
      <text:p text:style-name="P7">galley – not discussed yet</text:p>
      <text:p text:style-name="P7">transport – not discussed yet</text:p>
      <text:p text:style-name="P7">mercenary – not discussed yet</text:p>
      <text:p text:style-name="P7"><text:tab/>home – not discussed yet</text:p>
      <text:p text:style-name="P7"><text:tab/>type – not discussed yet</text:p>
      <text:p text:style-name="P7">army – not discussed yet</text:p>
      <text:p text:style-name="P7"><text:tab/>name – not discussed yet</text:p>
      <text:p text:style-name="P7"><text:tab/>previous – not discussed yet</text:p>
      <text:p text:style-name="P7"><text:tab/>movement_progress – not discussed yet</text:p>
      <text:p text:style-name="P7"><text:tab/>location – not discussed yet</text:p>
      <text:p text:style-name="P7"><text:soft-page-break/><text:tab/>regiment – not discussed yet</text:p>
      <text:p text:style-name="P7"><text:tab/><text:tab/>name – not discussed yet</text:p>
      <text:p text:style-name="P7"><text:tab/><text:tab/>home – not discussed yet</text:p>
      <text:p text:style-name="P7"><text:tab/><text:tab/>type – not discussed yet</text:p>
      <text:p text:style-name="P7"><text:tab/><text:tab/>morale – not discussed yet</text:p>
      <text:p text:style-name="P7"><text:tab/><text:tab/>strength – not discussed yet</text:p>
      <text:p text:style-name="P7"><text:tab/>target – not discussed yet</text:p>
      <text:p text:style-name="P7"><text:tab/>staging province – not discussed yet</text:p>
      <text:p text:style-name="P7">navy – not discussed yet</text:p>
      <text:p text:style-name="P7"><text:tab/>name – not discussed yet</text:p>
      <text:p text:style-name="P7"><text:tab/>previous – not discussed yet</text:p>
      <text:p text:style-name="P7"><text:tab/>movement_progress – not discussed yet</text:p>
      <text:p text:style-name="P7"><text:tab/>location – not discussed yet</text:p>
      <text:p text:style-name="P7"><text:tab/>ship – not discussed yet</text:p>
      <text:p text:style-name="P7"><text:tab/><text:tab/>name – not discussed yet</text:p>
      <text:p text:style-name="P7"><text:tab/><text:tab/>home – not discussed yet</text:p>
      <text:p text:style-name="P7"><text:tab/><text:tab/>type – not discussed yet</text:p>
      <text:p text:style-name="P7"><text:tab/><text:tab/>morale – not discussed yet</text:p>
      <text:p text:style-name="P7"><text:tab/><text:tab/>strength – not discussed yet</text:p>
      <text:p text:style-name="P7"><text:tab/>at sea – not discussed yet</text:p>
      <text:p text:style-name="P7">relations (one per country) – not discussed yet</text:p>
      <text:p text:style-name="P7"><text:tab/>value – not discussed yet</text:p>
      <text:p text:style-name="P7"><text:tab/>trust – not discussed yet</text:p>
      <text:p text:style-name="P7"><text:tab/>last_send_diplomat – not discussed yet</text:p>
      <text:p text:style-name="P7"><text:tab/>last_war – not discussed yet</text:p>
      <text:p text:style-name="P7"><text:tab/>distrust – not discussed yet</text:p>
      <text:p text:style-name="P7"><text:tab/>military_access – not discussed yet</text:p>
      <text:p text:style-name="P7">leader – not discussed yet</text:p>
      <text:p text:style-name="P7"><text:tab/>id – not discussed yet</text:p>
      <text:p text:style-name="P7"><text:tab/>type – not discussed yet</text:p>
      <text:p text:style-name="P7">monarch – not discussed yet</text:p>
      <text:p text:style-name="P7"><text:tab/>id – not discussed yet</text:p>
      <text:p text:style-name="P7"><text:tab/>type – not discussed yet</text:p>
      <text:p text:style-name="P7">previous_monarch – not discussed yet</text:p>
      <text:p text:style-name="P7"><text:tab/>id – not discussed yet</text:p>
      <text:p text:style-name="P7"><text:tab/>type – not discussed yet</text:p>
      <text:p text:style-name="P7">active_mission – not discussed yet</text:p>
      <text:p text:style-name="P7"><text:tab/>type – not discussed yet</text:p>
      <text:p text:style-name="P7"><text:tab/>scope – not discussed yet</text:p>
      <text:p text:style-name="P7"><text:tab/><text:tab/>country – not discussed yet</text:p>
      <text:p text:style-name="P7"><text:tab/><text:tab/>seed – not discussed yet</text:p>
      <text:p text:style-name="P7"><text:soft-page-break/><text:tab/>parent_scope – not discussed yet</text:p>
      <text:p text:style-name="P7"><text:tab/><text:tab/>country – not discussed yet</text:p>
      <text:p text:style-name="P7"><text:tab/><text:tab/>seed – not discussed yet</text:p>
      <text:p text:style-name="P7"><text:tab/>start_date – not discussed yet</text:p>
      <text:p text:style-name="P7">last_mission_cancel – not discussed yet</text:p>
      <text:p text:style-name="P7">last_mission – not discussed yet</text:p>
      <text:p text:style-name="P7">ai_hard_strategy – not discussed yet</text:p>
      <text:p text:style-name="P7"><text:tab/>initialized – not discussed yet</text:p>
      <text:p text:style-name="P7"><text:tab/>consolidate – not discussed yet</text:p>
      <text:p text:style-name="P7"><text:tab/>static – not discussed yet</text:p>
      <text:p text:style-name="P7"><text:tab/>personality – not discussed yet</text:p>
      <text:p text:style-name="P7"><text:tab/>hre_interest – not discussed yet</text:p>
      <text:p text:style-name="P7"><text:tab/>papacy_interest – not discussed yet</text:p>
      <text:p text:style-name="P7">ai – not discussed yet</text:p>
      <text:p text:style-name="P7"><text:tab/>initialized – not discussed yet</text:p>
      <text:p text:style-name="P7"><text:tab/>consolidate – not discussed yet</text:p>
      <text:p text:style-name="P7"><text:tab/>static – not discussed yet</text:p>
      <text:p text:style-name="P7"><text:tab/>personality – not discussed yet</text:p>
      <text:p text:style-name="P7"><text:tab/>hre_interest – not discussed yet</text:p>
      <text:p text:style-name="P7"><text:tab/>papacy_interest – not discussed yet</text:p>
      <text:p text:style-name="P7"><text:tab/>colonize_prov – not discussed yet</text:p>
      <text:p text:style-name="P7"><text:tab/><text:tab/>id – not discussed yet</text:p>
      <text:p text:style-name="P7"><text:tab/><text:tab/>value – not discussed yet</text:p>
      <text:p text:style-name="P7"><text:tab/>conquer_prov – not discussed yet</text:p>
      <text:p text:style-name="P7"><text:tab/><text:tab/>id – not discussed yet</text:p>
      <text:p text:style-name="P7"><text:tab/><text:tab/>value – not discussed yet</text:p>
      <text:p text:style-name="P7"><text:tab/>threat – not discussed yet</text:p>
      <text:p text:style-name="P7"><text:tab/><text:tab/>id – not discussed yet</text:p>
      <text:p text:style-name="P7"><text:tab/><text:tab/>value – not discussed yet</text:p>
      <text:p text:style-name="P7"><text:tab/>antagonize – not discussed yet</text:p>
      <text:p text:style-name="P7"><text:tab/><text:tab/>id – not discussed yet</text:p>
      <text:p text:style-name="P7"><text:tab/><text:tab/>value – not discussed yet</text:p>
      <text:p text:style-name="P7"><text:tab/>befriend – not discussed yet</text:p>
      <text:p text:style-name="P7"><text:tab/><text:tab/>id – not discussed yet</text:p>
      <text:p text:style-name="P7"><text:tab/><text:tab/>value – not discussed yet</text:p>
      <text:p text:style-name="P7"><text:tab/>protect – not discussed yet</text:p>
      <text:p text:style-name="P7"><text:tab/><text:tab/>id – not discussed yet</text:p>
      <text:p text:style-name="P7"><text:tab/><text:tab/>value – not discussed yet</text:p>
      <text:p text:style-name="P7"><text:tab/>rival – not discussed yet</text:p>
      <text:p text:style-name="P7"><text:tab/><text:tab/>id – not discussed yet</text:p>
      <text:p text:style-name="P7"><text:tab/><text:tab/>value – not discussed yet</text:p>
      <text:p text:style-name="P7"><text:soft-page-break/><text:tab/>military_access – not discussed yet</text:p>
      <text:p text:style-name="P7"><text:tab/><text:tab/>id – not discussed yet</text:p>
      <text:p text:style-name="P7"><text:tab/><text:tab/>value – not discussed yet</text:p>
      <text:p text:style-name="P7">slider_locks – not discussed yet</text:p>
      <text:h text:style-name="P12" text:outline-level="1">External Interface Requirements</text:h>
      <text:h text:style-name="Heading_20_4" text:outline-level="4">User Interfaces</text:h>
      <text:p text:style-name="Text_20_body">TBD</text:p>
      <text:h text:style-name="P12" text:outline-level="1">Nonfunctional Requirements</text:h>
      <text:h text:style-name="Heading_20_3" text:outline-level="3">Performance Requirements</text:h>
      <text:p text:style-name="Text_20_body">The conversion process shall on most modern computers take at most one minute. Modern computer is defined as an average consumer desktop computer produced in 2009.</text:p>
      <text:h text:style-name="Heading_20_3" text:outline-level="3">Software Quality Attributes</text:h>
      <text:p text:style-name="Text_20_body">Most importantly the software shall be easy to understand, learn, modify and extend for new programmers. It is therefore highly important that code is in-source documented.</text:p>
      <text:p text:style-name="Text_20_body">The conversion process shall be robust in the sense that errors are recovered from as far as possible.</text:p>
      <text:h text:style-name="P12" text:outline-level="1">Appendix A: Glossary</text:h>
      <text:p text:style-name="Text_20_body">EU3: Europa Universalis 3.</text:p>
      <text:p text:style-name="Text_20_body">Vic(2): Refers to Victoria 2 most commonly in this docu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4-16T11:32:02.64</meta:creation-date>
    <meta:editing-duration>PT05H42M10S</meta:editing-duration>
    <meta:editing-cycles>50</meta:editing-cycles>
    <meta:generator>OpenOffice.org/3.0$Win32 OpenOffice.org_project/300m15$Build-9379</meta:generator>
    <dc:date>2011-04-04T14:38:37.28</dc:date>
    <meta:document-statistic meta:table-count="0" meta:image-count="0" meta:object-count="0" meta:page-count="16" meta:paragraph-count="369" meta:word-count="2735" meta:character-count="16328"/>
    <meta:user-defined meta:name="Info 1"/>
    <meta:user-defined meta:name="Info 2"/>
    <meta:user-defined meta:name="Info 3"/>
    <meta:user-defined meta:name="Info 4"/>
  </office:meta>
</office:document-meta>
</file>